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SFBX1095" svg:font-family="SFBX1095" style:font-family-generic="roman" style:font-pitch="variable"/>
    <style:font-face style:name="SFRM1095" svg:font-family="SFRM1095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46a4f" officeooo:paragraph-rsid="00146a4f"/>
    </style:style>
    <style:style style:name="P2" style:family="paragraph" style:parent-style-name="Text_20_body">
      <style:text-properties officeooo:rsid="0015effc" officeooo:paragraph-rsid="0015effc"/>
    </style:style>
    <style:style style:name="P3" style:family="paragraph" style:parent-style-name="Text_20_body">
      <style:text-properties officeooo:rsid="0016dc4f" officeooo:paragraph-rsid="0016dc4f"/>
    </style:style>
    <style:style style:name="P4" style:family="paragraph" style:parent-style-name="Text_20_body">
      <style:text-properties officeooo:rsid="0017ff25" officeooo:paragraph-rsid="0017ff25"/>
    </style:style>
    <style:style style:name="P5" style:family="paragraph" style:parent-style-name="Text_20_body">
      <style:text-properties fo:font-weight="normal" officeooo:rsid="0017ff25" officeooo:paragraph-rsid="0017ff25" style:font-weight-asian="normal" style:font-weight-complex="normal"/>
    </style:style>
    <style:style style:name="P6" style:family="paragraph" style:parent-style-name="Text_20_body">
      <style:text-properties fo:font-weight="normal" officeooo:rsid="001864f8" officeooo:paragraph-rsid="001864f8" style:font-weight-asian="normal" style:font-weight-complex="normal"/>
    </style:style>
    <style:style style:name="P7" style:family="paragraph" style:parent-style-name="Text_20_body">
      <style:text-properties fo:font-weight="normal" officeooo:rsid="001864f8" officeooo:paragraph-rsid="0018cf6b" style:font-weight-asian="normal" style:font-weight-complex="normal"/>
    </style:style>
    <style:style style:name="P8" style:family="paragraph" style:parent-style-name="Table_20_Contents">
      <style:text-properties officeooo:rsid="00118b6c" officeooo:paragraph-rsid="00118b6c"/>
    </style:style>
    <style:style style:name="P9" style:family="paragraph" style:parent-style-name="Table_20_Contents">
      <style:text-properties fo:font-weight="bold" officeooo:rsid="00118b6c" officeooo:paragraph-rsid="00118b6c" style:font-weight-asian="bold" style:font-weight-complex="bold"/>
    </style:style>
    <style:style style:name="P10" style:family="paragraph" style:parent-style-name="Standard">
      <style:text-properties officeooo:rsid="000d7aa0" officeooo:paragraph-rsid="000d7aa0"/>
    </style:style>
    <style:style style:name="P11" style:family="paragraph" style:parent-style-name="Standard">
      <style:text-properties officeooo:rsid="000f5c53" officeooo:paragraph-rsid="000fb405"/>
    </style:style>
    <style:style style:name="P12" style:family="paragraph" style:parent-style-name="Standard" style:list-style-name="L1">
      <style:text-properties officeooo:rsid="000f5c53" officeooo:paragraph-rsid="000f5c53"/>
    </style:style>
    <style:style style:name="P13" style:family="paragraph" style:parent-style-name="Standard">
      <style:text-properties officeooo:rsid="000fb405" officeooo:paragraph-rsid="000fb405"/>
    </style:style>
    <style:style style:name="P14" style:family="paragraph" style:parent-style-name="Standard" style:list-style-name="L2">
      <style:text-properties officeooo:rsid="000fb405" officeooo:paragraph-rsid="000fb405"/>
    </style:style>
    <style:style style:name="P15" style:family="paragraph" style:parent-style-name="Standard">
      <style:text-properties officeooo:rsid="000fb405" officeooo:paragraph-rsid="00118b6c"/>
    </style:style>
    <style:style style:name="P16" style:family="paragraph" style:parent-style-name="Standard" style:list-style-name="L2">
      <style:text-properties officeooo:paragraph-rsid="000fb405"/>
    </style:style>
    <style:style style:name="P17" style:family="paragraph" style:parent-style-name="Standard">
      <style:text-properties officeooo:paragraph-rsid="00108f92"/>
    </style:style>
    <style:style style:name="P18" style:family="paragraph" style:parent-style-name="Standard">
      <style:text-properties officeooo:rsid="001279f1" officeooo:paragraph-rsid="001279f1"/>
    </style:style>
    <style:style style:name="P19" style:family="paragraph" style:parent-style-name="Standard" style:list-style-name="L2">
      <style:text-properties officeooo:rsid="0015effc" officeooo:paragraph-rsid="0015effc"/>
    </style:style>
    <style:style style:name="T1" style:family="text">
      <style:text-properties officeooo:rsid="000fb405"/>
    </style:style>
    <style:style style:name="T2" style:family="text">
      <style:text-properties officeooo:rsid="00108f92"/>
    </style:style>
    <style:style style:name="T3" style:family="text">
      <style:text-properties style:font-name="SFBX1095" fo:font-size="11pt" style:font-size-asian="11pt"/>
    </style:style>
    <style:style style:name="T4" style:family="text">
      <style:text-properties officeooo:rsid="00118b6c"/>
    </style:style>
    <style:style style:name="T5" style:family="text">
      <style:text-properties officeooo:rsid="0015effc"/>
    </style:style>
    <style:style style:name="T6" style:family="text">
      <style:text-properties officeooo:rsid="0016dc4f"/>
    </style:style>
    <style:style style:name="T7" style:family="text">
      <style:text-properties officeooo:rsid="0017ff25"/>
    </style:style>
    <style:style style:name="T8" style:family="text">
      <style:text-properties officeooo:rsid="001864f8"/>
    </style:style>
    <style:style style:name="T9" style:family="text">
      <style:text-properties officeooo:rsid="0018cf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bnahmetests</text:h>
      <text:p text:style-name="P10"/>
      <text:h text:style-name="Heading_20_2" text:outline-level="2">Betriebsmodi</text:h>
      <text:p text:style-name="P2">Die Betriebsmodi sind zuerst durch Betätigung der Tasten zu testen</text:p>
      <text:list xml:id="list929015507" text:style-name="L1">
        <text:list-item>
          <text:p text:style-name="P12">Anlage An</text:p>
        </text:list-item>
      </text:list>
      <text:p text:style-name="P13"><text:tab/><text:span text:style-name="T2">Ausgelöst</text:span> durch <text:span text:style-name="T2">Betätigung des </text:span>Start-Button</text:p>
      <text:p text:style-name="P11"><text:span text:style-name="T1"><text:tab/>Sigalisiert durch Grüne Ampel und Start-Tastenbeleuchtung</text:span></text:p>
      <text:list xml:id="list3860461155" text:style-name="L2">
        <text:list-item>
          <text:p text:style-name="P16"><text:span text:style-name="T1">Anlage Aus</text:span></text:p>
          <text:p text:style-name="P14"><text:span text:style-name="T2">Ausgelöst</text:span> durch <text:span text:style-name="T2">Betätigung </text:span>Stop-Button <text:span text:style-name="T2">oder Ausgangszustand bei Inbetriebnahme/Initialisierung</text:span></text:p>
          <text:p text:style-name="P19">Band steht, Schranken geschlossen</text:p>
        </text:list-item>
        <text:list-item>
          <text:p text:style-name="P16"><text:span text:style-name="T1">Anlage-Stop (e-stop)</text:span></text:p>
        </text:list-item>
      </text:list>
      <text:p text:style-name="P15"><text:tab/><text:span text:style-name="T2">Ausgelöst durch Betätigung e-Stop oder </text:span></text:p>
      <text:p text:style-name="P15"><text:span text:style-name="T2"><text:tab/>Ausgelöst bei Fehlerfall im Betriebsablauf</text:span></text:p>
      <text:p text:style-name="P15"><text:tab/><text:span text:style-name="T4">Auslösendes Ereignis wird auf der Konsole ausgegeben</text:span></text:p>
      <text:p text:style-name="P15"><text:tab/><text:span text:style-name="T5">Band steht, Schranken geschlossen, Ampel blinkt Rot</text:span></text:p>
      <text:p text:style-name="P15"><text:tab/><text:tab/><text:span text:style-name="T5">Zurücksetzen des Stop-Modus durch Reset-Button</text:span></text:p>
      <text:p text:style-name="P13"><text:tab/></text:p>
      <text:h text:style-name="Heading_20_2" text:outline-level="2">Puk-Typen</text:h>
      <text:p text:style-name="P18">Die Puktypen werden nach sensorisch eindeutiger Identifizierung d.h. spätestens bei der Metall-Erkennung auf der Konsole ausgegeben.</text:p>
      <text:p text:style-name="P18">Ohne vorgegebene Sequenz sind die Prioritäten der Ziele der Puk-Typen in der folgenden Tabelle dargestellt.</text:p>
      <text:p text:style-name="P17"/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9">Typ</text:p>
          </table:table-cell>
          <table:table-cell table:style-name="Tabelle1.A1" office:value-type="string">
            <text:p text:style-name="P9">Resultat regulär</text:p>
          </table:table-cell>
          <table:table-cell table:style-name="Tabelle1.C1" office:value-type="string">
            <text:p text:style-name="P9">Gewünschte Rutsche voll</text:p>
          </table:table-cell>
        </table:table-row>
        <table:table-row>
          <table:table-cell table:style-name="Tabelle1.A2" office:value-type="string">
            <text:p text:style-name="P8">Bohrung unten</text:p>
          </table:table-cell>
          <table:table-cell table:style-name="Tabelle1.A2" office:value-type="string">
            <text:p text:style-name="P8">Band 1 / Band 2</text:p>
          </table:table-cell>
          <table:table-cell table:style-name="Tabelle1.C2" office:value-type="string">
            <text:p text:style-name="P8">Band 2</text:p>
          </table:table-cell>
        </table:table-row>
        <table:table-row>
          <table:table-cell table:style-name="Tabelle1.A2" office:value-type="string">
            <text:p text:style-name="P8">Flach</text:p>
          </table:table-cell>
          <table:table-cell table:style-name="Tabelle1.A2" office:value-type="string">
            <text:p text:style-name="P8">Band 1 (und gelb blinkt)</text:p>
          </table:table-cell>
          <table:table-cell table:style-name="Tabelle1.C2" office:value-type="string">
            <text:p text:style-name="P8">Band 2 (und gelb blinkt)</text:p>
          </table:table-cell>
        </table:table-row>
        <table:table-row>
          <table:table-cell table:style-name="Tabelle1.A2" office:value-type="string">
            <text:p text:style-name="P8">Bohrung</text:p>
          </table:table-cell>
          <table:table-cell table:style-name="Tabelle1.A2" office:value-type="string">
            <text:p text:style-name="P8">Falls Sequenz falsch Band 2</text:p>
          </table:table-cell>
          <table:table-cell table:style-name="Tabelle1.C2" office:value-type="string">
            <text:p text:style-name="P8">-</text:p>
          </table:table-cell>
        </table:table-row>
        <table:table-row>
          <table:table-cell table:style-name="Tabelle1.A2" office:value-type="string">
            <text:p text:style-name="P8">Bohrung Metall</text:p>
          </table:table-cell>
          <table:table-cell table:style-name="Tabelle1.A2" office:value-type="string">
            <text:p text:style-name="P8">Falls Sequenz falsch Band 2</text:p>
          </table:table-cell>
          <table:table-cell table:style-name="Tabelle1.C2" office:value-type="string">
            <text:p text:style-name="P8">-</text:p>
          </table:table-cell>
        </table:table-row>
        <table:table-row>
          <table:table-cell table:style-name="Tabelle1.A2" office:value-type="string">
            <text:p text:style-name="P8">Typ 1 / 5</text:p>
          </table:table-cell>
          <table:table-cell table:style-name="Tabelle1.A2" office:value-type="string">
            <text:p text:style-name="P8">Band 1</text:p>
          </table:table-cell>
          <table:table-cell table:style-name="Tabelle1.C2" office:value-type="string">
            <text:p text:style-name="P8">Band 2</text:p>
          </table:table-cell>
        </table:table-row>
        <table:table-row>
          <table:table-cell table:style-name="Tabelle1.A2" office:value-type="string">
            <text:p text:style-name="P8">Typ 2 / 4</text:p>
          </table:table-cell>
          <table:table-cell table:style-name="Tabelle1.A2" office:value-type="string">
            <text:p text:style-name="P8">Band 2</text:p>
          </table:table-cell>
          <table:table-cell table:style-name="Tabelle1.C2" office:value-type="string">
            <text:p text:style-name="P8">Band 1</text:p>
          </table:table-cell>
        </table:table-row>
        <table:table-row>
          <table:table-cell table:style-name="Tabelle1.A2" office:value-type="string">
            <text:p text:style-name="P8">Unbekanntes Objekt</text:p>
          </table:table-cell>
          <table:table-cell table:style-name="Tabelle1.A2" office:value-type="string">
            <text:p text:style-name="P8">Band 2 / Band 1</text:p>
          </table:table-cell>
          <table:table-cell table:style-name="Tabelle1.C2" office:value-type="string">
            <text:p text:style-name="P8">Band 1 / Band 2</text:p>
          </table:table-cell>
        </table:table-row>
      </table:table>
      <text:p text:style-name="P17"><text:span text:style-name="T3"/></text:p>
      <text:h text:style-name="Heading_20_2" text:outline-level="2">Vordefinierte Sequenz (vorläufig)</text:h>
      <text:p text:style-name="P1">1. Bohrung Metall</text:p>
      <text:p text:style-name="P1">2. Flach</text:p>
      <text:p text:style-name="P1">3. Typ 1</text:p>
      <text:p text:style-name="P1">In der Reihenfolge sollen die Werkstücke auf Band 1 aussortiert werden, andere Typen werden an das folgende Band gesendet, wenn dieses eine Freigabe erteilt.</text:p>
      <text:p text:style-name="P1"><text:soft-page-break/>Zu testen ist hier die Einhaltung der Sequenz durch verschiedene Reihenfolgen <text:span text:style-name="T5">der Puk-Typen nach jedem Durchlauf. </text:span></text:p>
      <text:h text:style-name="Heading_20_2" text:outline-level="2">Regulärer Betriebsablauf</text:h>
      <text:p text:style-name="P5">Ausgangszustand: Laufbänder leer, Rutschen Leer</text:p>
      <text:p text:style-name="P6">Typerkennung</text:p>
      <text:p text:style-name="P6"><text:tab/>In Abstand von kompletten Druchläufen (Band steht ohne Fehler) alle Puk-Varianten in den <text:tab/>Einlauf geben und Konsolen-Ausgabe prüfen</text:p>
      <text:p text:style-name="P5">Korrekte Reihenfolge erkennen</text:p>
      <text:p text:style-name="P5"><text:tab/>Abwechselnd einen Sequenz-Puk und einen anderen Puk <text:span text:style-name="T8">in Stationsabständen in den <text:tab/>Einlauf geben.</text:span></text:p>
      <text:p text:style-name="P5"><text:tab/><text:span text:style-name="T8">Erwartung: Korrektes Aussortieren der Puks in Rutsche1 und Weiterleitung an Band 2 der <text:tab/>anderen Puks</text:span></text:p>
      <text:h text:style-name="Heading_20_2" text:outline-level="2">Fehlerfälle</text:h>
      <text:h text:style-name="Heading_20_3" text:outline-level="3">Zeitverletzung<text:span text:style-name="T6">en</text:span></text:h>
      <text:p text:style-name="P3">Falscher Gegenstand oder Puk erreicht verfrüht seine nächste Station. </text:p>
      <text:p text:style-name="P3"><text:tab/>Auslösen des nächsten In-Position-Sensors</text:p>
      <text:p text:style-name="P3"><text:tab/><text:span text:style-name="T7">Laufbänder stoppen, Fehlermeldung</text:span></text:p>
      <text:p text:style-name="P3">Blockade oder vermisster Puk</text:p>
      <text:p text:style-name="P3"><text:tab/>Auslösen durch Verzögerung / Wegnahme <text:span text:style-name="T7">eines</text:span> Puks</text:p>
      <text:p text:style-name="P3"><text:tab/><text:span text:style-name="T7">Laufbänder stoppen, Fehlermeldung</text:span></text:p>
      <text:p text:style-name="P4">Rutsche voll, obwohl Sequenz nicht komplett</text:p>
      <text:p text:style-name="P4"><text:tab/>Auslösen durch manuelles Einlegen von Puks in Rutsche 1 bis Rutsche voll</text:p>
      <text:p text:style-name="P7">Beide Rutschen sind voll</text:p>
      <text:p text:style-name="P7"><text:tab/>Durch normalen Betrieb vollgelaufene Rutschen</text:p>
      <text:p text:style-name="P7"><text:tab/><text:span text:style-name="T9">Laufbänder stoppen, Fehlermeldu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SFBX1095" svg:font-family="SFBX1095" style:font-family-generic="roman" style:font-pitch="variable"/>
    <style:font-face style:name="SFRM1095" svg:font-family="SFRM1095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 Veit</meta:initial-creator>
    <meta:creation-date>2017-06-08T03:34:41.231000000</meta:creation-date>
    <dc:date>2017-06-08T05:46:49.785000000</dc:date>
    <dc:creator>Eduard Veit</dc:creator>
    <meta:editing-duration>PT16M3S</meta:editing-duration>
    <meta:editing-cycles>3</meta:editing-cycles>
    <meta:generator>LibreOffice/5.3.3.2$Windows_X86_64 LibreOffice_project/3d9a8b4b4e538a85e0782bd6c2d430bafe583448</meta:generator>
    <meta:document-statistic meta:table-count="1" meta:image-count="0" meta:object-count="0" meta:page-count="2" meta:paragraph-count="69" meta:word-count="346" meta:character-count="2426" meta:non-whitespace-character-count="2128"/>
  </office:meta>
</office:document-meta>
</file>